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Arial"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fo:background-color="transparent" fo:keep-with-next="always">
        <style:background-image/>
      </style:table-properties>
    </style:style>
    <style:style style:name="Table1.A" style:family="table-column">
      <style:table-column-properties style:column-width="2.0403in" style:rel-column-width="2938*"/>
    </style:style>
    <style:style style:name="Table1.B" style:family="table-column">
      <style:table-column-properties style:column-width="2.6236in" style:rel-column-width="3778*"/>
    </style:style>
    <style:style style:name="Table1.C" style:family="table-column">
      <style:table-column-properties style:column-width="2.2611in" style:rel-column-width="3256*"/>
    </style:style>
    <style:style style:name="Table1.1" style:family="table-row">
      <style:table-row-properties fo:background-color="transparent">
        <style:background-image/>
      </style:table-row-properties>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6.9375in"/>
    </style:style>
    <style:style style:name="P1" style:family="paragraph" style:parent-style-name="Standard">
      <style:paragraph-properties fo:break-before="page"/>
    </style:style>
    <style:style style:name="T1" style:family="text">
      <style:text-properties style:font-name="Arial1" fo:font-size="12pt" style:font-size-asian="12pt" style:font-size-complex="12pt"/>
    </style:style>
    <style:style style:name="T2" style:family="text">
      <style:text-properties style:font-name="Arial1" fo:font-size="12pt" officeooo:rsid="004a7394" style:font-size-asian="12pt" style:font-size-complex="12pt"/>
    </style:style>
    <style:style style:name="T3" style:family="text">
      <style:text-properties style:font-name="Arial1" fo:font-size="10.5pt" style:font-size-asian="10.5pt" style:font-size-complex="10.5pt"/>
    </style:style>
    <style:style style:name="T4" style:family="text">
      <style:text-properties officeooo:rsid="001c26cb"/>
    </style:style>
    <style:style style:name="T5" style:family="text">
      <style:text-properties fo:font-size="12pt" style:font-size-asian="12pt" style:font-size-complex="12pt"/>
    </style:style>
    <style:style style:name="T6" style:family="text">
      <style:text-properties fo:font-size="12pt" officeooo:rsid="004e8b5d" style:font-size-asian="12pt" style:font-size-complex="12pt"/>
    </style:style>
    <style:style style:name="T7" style:family="text">
      <style:text-properties officeooo:rsid="00426a68"/>
    </style:style>
    <style:style style:name="T8" style:family="text">
      <style:text-properties officeooo:rsid="00447e96"/>
    </style:style>
    <style:style style:name="T9" style:family="text">
      <style:text-properties officeooo:rsid="00487f85"/>
    </style:style>
    <style:style style:name="T10" style:family="text">
      <style:text-properties style:font-name="Courier New" officeooo:rsid="00487f85" style:font-size-asian="10.5pt"/>
    </style:style>
    <style:style style:name="T11" style:family="text">
      <style:text-properties officeooo:rsid="0049ae08"/>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426a68" style:font-size-asian="12pt" style:font-size-complex="12pt"/>
    </style:style>
    <style:style style:name="T15" style:family="text">
      <style:text-properties style:font-name="Liberation Serif" fo:font-size="12pt" officeooo:rsid="00426a68" style:font-name-asian="Courier New1" style:font-size-asian="12pt" style:font-name-complex="Courier New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ing Data Types </text:p>
      <text:p text:style-name="Standard"/>
      <text:p text:style-name="Standard">Strings are an essential part of programming. <text:span text:style-name="T11">P</text:span>roper manipulation of strings is an essential skill for any programmer. <text:s/><text:span text:style-name="T11">S</text:span>trings <text:span text:style-name="T11">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Standard"/>
      <text:p text:style-name="Standard">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Standard"/>
      <text:p text:style-name="Standard">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Standard"/>
      <text:p text:style-name="Standard">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Standard"/>
      <text:p text:style-name="Standard"><text:span text:style-name="T1">While computers have grown in both speed and capacity, the basic computing processes haven't changed since the 1950's. The next revolution in computing won't be quantum processors or holographic memory; it will be</text:span> when computers can understand language. </text:p>
      <text:p text:style-name="Standard"/>
      <text:p text:style-name="Standard">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text:span text:style-name="T12">A string in C is a Null (character 0) terminated array of Char, where Char can be interpreted as both a character and number.</text:span></text:p>
      <text:p text:style-name="Standard"/>
      <text:p text:style-name="Standard"/>
      <text:p text:style-name="Standard">While this scheme accurately reflects the internal structure of a string in memory, it is hard to work with and error prone, and doesn't reflect the way humans work with string data. A better solution to the <text:soft-page-break/>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Standard"/>
      <text:p text:style-name="Standard">FreeBasic has four intrinsic string data types, listed in the following table. </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String Type</text:p>
            </table:table-cell>
            <table:table-cell table:style-name="Table1.A1" office:value-type="string">
              <text:p text:style-name="Standard"><text:s/>Declaration </text:p>
            </table:table-cell>
            <table:table-cell table:style-name="Table1.C1" office:value-type="string">
              <text:p text:style-name="Standard">Purpose </text:p>
            </table:table-cell>
          </table:table-row>
        </table:table-header-rows>
        <table:table-row table:style-name="Table1.1">
          <table:table-cell table:style-name="Table1.A4" office:value-type="string">
            <text:p text:style-name="Standard">Dynamic String </text:p>
          </table:table-cell>
          <table:table-cell table:style-name="Table1.B4" office:value-type="string">
            <text:p text:style-name="Standard">Dim myString as String </text:p>
          </table:table-cell>
          <table:table-cell table:style-name="Table1.C2" office:value-type="string">
            <text:p text:style-name="Standard">8-bit string that is dynamically allocated and automatically resized. </text:p>
          </table:table-cell>
        </table:table-row>
        <table:table-row table:style-name="Table1.1">
          <table:table-cell table:style-name="Table1.A4" office:value-type="string">
            <text:p text:style-name="Standard">Fixed Length String </text:p>
          </table:table-cell>
          <table:table-cell table:style-name="Table1.B4" office:value-type="string">
            <text:p text:style-name="Standard">Dim myString as String * length </text:p>
          </table:table-cell>
          <table:table-cell table:style-name="Table1.C3" office:value-type="string">
            <text:p text:style-name="Standard">8-bit, fixed-length string.</text:p>
          </table:table-cell>
        </table:table-row>
        <table:table-row table:style-name="Table1.1">
          <table:table-cell table:style-name="Table1.A4" office:value-type="string">
            <text:p text:style-name="Standard">Zstring</text:p>
          </table:table-cell>
          <table:table-cell table:style-name="Table1.B4" office:value-type="string">
            <text:p text:style-name="Standard">Dim myString as Zstring * length </text:p>
            <text:p text:style-name="Standard">Dim myString as Zstring Ptr </text:p>
          </table:table-cell>
          <table:table-cell table:style-name="Table1.C4" office:value-type="string">
            <text:p text:style-name="Standard">8-bit, fixed-length, Null terminated character string. A Zstring is a C-style string. </text:p>
          </table:table-cell>
        </table:table-row>
        <table:table-row table:style-name="Table1.1">
          <table:table-cell table:style-name="Table1.A5" office:value-type="string">
            <text:p text:style-name="Standard">Wstring </text:p>
          </table:table-cell>
          <table:table-cell table:style-name="Table1.B5" office:value-type="string">
            <text:p text:style-name="Standard">Dim myString as Wstring *length <text:s/></text:p>
            <text:p text:style-name="Standard">Dim myString as Wstring Ptr </text:p>
          </table:table-cell>
          <table:table-cell table:style-name="Table1.C5" office:value-type="string">
            <text:p text:style-name="Standard">16-bit, fixed-length, Null terminated string used with Unicode functions. </text:p>
          </table:table-cell>
        </table:table-row>
      </table:table>
      <text:p text:style-name="Standard">Table : <text:s/>Intrinsic FreeBasic String Data Types</text:p>
      <text:p text:style-name="Standard"/>
      <text:p text:style-name="Standard">All FreeBasic strings can hold up to 2 GB of data, or up to the amount of memory on your computer. </text:p>
      <text:p text:style-name="Standard">Dynamic Strings </text:p>
      <text:p text:style-name="Standard">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4">The following program will show an example of dynamic strings at work.</text:span></text:p>
      <text:p text:style-name="Standard"/>
      <table:table table:name="Table2" table:style-name="Table2">
        <table:table-column table:style-name="Table2.A"/>
        <text:soft-page-break/>
        <table:table-row>
          <table:table-cell office:value-type="string">
            <text:p text:style-name="Standard">‘<text:span text:style-name="T4">Define </text:span><text:span text:style-name="T11">some</text:span><text:span text:style-name="T4"> </text:span><text:span text:style-name="T11">Dynamic </text:span><text:span text:style-name="T4">string</text:span><text:span text:style-name="T11">s</text:span><text:span text:style-name="T4"> </text:span></text:p>
            <text:p text:style-name="Standard">Dim <text:span text:style-name="T4">MyString</text:span> As String <text:s text:c="2"/></text:p>
            <text:p text:style-name="Standard">Dim MyString2 as String</text:p>
            <text:p text:style-name="Standard"/>
            <text:p text:style-name="Standard"><text:span text:style-name="T4">MyString</text:span> = "Hello" ‘ <text:span text:style-name="T11">assign a value to the string and print it out</text:span></text:p>
            <text:p text:style-name="Standard">Print <text:span text:style-name="T4">MyString</text:span></text:p>
            <text:p text:style-name="Standard"/>
            <text:p text:style-name="Standard"><text:span text:style-name="T4">MyString</text:span> += ", world!" ‘ <text:span text:style-name="T11">Append a second string to the first. </text:span></text:p>
            <text:p text:style-name="Standard">Print <text:span text:style-name="T4">Mystring</text:span></text:p>
            <text:p text:style-name="Standard"/>
            <text:p text:style-name="Standard">‘ <text:span text:style-name="T11">Assign a value to the second string and concatenate them </text:span></text:p>
            <text:p text:style-name="Standard">‘ together. <text:s/></text:p>
            <text:p text:style-name="Standard"><text:span text:style-name="T4">Mystring2</text:span> = "Welcome to FreeBASIC"</text:p>
            <text:p text:style-name="Standard">Print <text:span text:style-name="T4">MyString</text:span> + "! " + <text:span text:style-name="T4">Mystring2 + “!”</text:span></text:p>
          </table:table-cell>
        </table:table-row>
      </table:table>
      <text:p text:style-name="Standard"><text:span text:style-name="T8">Listing</text:span> : <text:span text:style-name="T2">DynamicStr.bas </text:span></text:p>
      <text:p text:style-name="Standard">When you run the program you should see the following output. </text:p>
      <text:p text:style-name="Standard"/>
      <text:p text:style-name="Standard">Hello<text:line-break/>Hello, world!<text:line-break/>Hello, world!! Welcome to FreeBASIC!</text:p>
      <text:p text:style-name="Standard"/>
      <text:p text:style-name="Standard"/>
      <text:p text:style-name="Standard">Output <text:span text:style-name="T8">4</text:span>.2: Output of DynamicStr.bas </text:p>
      <text:p text:style-name="Standard"/>
      <text:p text:style-name="Standard"/>
      <text:p text:style-name="Standard">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Standard"/>
      <text:p text:style-name="Standard"><text:span text:style-name="T5">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text:span><text:span text:style-name="T6">d</text:span><text:span text:style-name="T5">ata loss. <text:s/></text:span><text:span text:style-name="T13">Instead of using strings to read binary data, you should byte arrays instead</text:span><text:span text:style-name="T1">. <text:s/></text:span><text:span text:style-name="T5">Since a dynamic string is actually a pointer to a string descriptor, you cannot use dynamic strings in type definitions that you are going to save to a file. You should use a fixed length string instead</text:span>. </text:p>
      <text:p text:style-name="Standard"/>
      <text:p text:style-name="Standard">Fixed Length Strings </text:p>
      <text:p text:style-name="Standard"/>
      <text:p text:style-name="Standard">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Standard"/>
      <text:p text:style-name="Standard"><text:soft-page-break/>The following short program illustrates creating and using a fixed length string. </text:p>
      <text:p text:style-name="Standard"/>
      <text:p text:style-name="Standard">'Define a fixed length string <text:span text:style-name="T9">that can hold up to 20 characters</text:span></text:p>
      <text:p text:style-name="Standard">Dim myFString As String * 20 </text:p>
      <text:p text:style-name="Standard"/>
      <text:p text:style-name="Standard">'Save some data in the string </text:p>
      <text:p text:style-name="Standard">myFString = "This should fit." </text:p>
      <text:p text:style-name="Standard">Print myFString <text:tab/>‘ <text:s/><text:span text:style-name="T9">String is shorter than 20 Characters, the</text:span></text:p>
      <text:p text:style-name="Standard"><text:tab/><text:tab/><text:tab/><text:tab/>‘ <text:s/><text:span text:style-name="T9">whole string is printed</text:span></text:p>
      <text:p text:style-name="Standard"/>
      <text:p text:style-name="Standard">'This data will be truncated. </text:p>
      <text:p text:style-name="Standard">myFString = "This string will be truncated." </text:p>
      <text:p text:style-name="Standard">Print myFString <text:tab/>‘ <text:s/><text:span text:style-name="T10">String is longer than 20 characters, the</text:span></text:p>
      <text:p text:style-name="Standard"><text:tab/><text:tab/><text:tab/><text:tab/>‘ <text:s/>string will be truncated. </text:p>
      <text:p text:style-name="Standard"/>
      <text:p text:style-name="Standard">Sleep </text:p>
      <text:p text:style-name="Standard">End </text:p>
      <text:p text:style-name="Standard"/>
      <text:p text:style-name="Standard">Listing : fixedstr.bas </text:p>
      <text:p text:style-name="Standard"/>
      <text:p text:style-name="Standard">When you run the program you should see the following output. </text:p>
      <text:p text:style-name="Standard"/>
      <text:p text:style-name="Standard">This should fit.</text:p>
      <text:p text:style-name="Standard">This string will be</text:p>
      <text:p text:style-name="Standard"/>
      <text:p text:style-name="Standard">Output <text:span text:style-name="T8">4</text:span>.2: Output of fixedstr.bas </text:p>
      <text:p text:style-name="Standard"/>
      <text:p text:style-name="Standard"/>
      <text:p text:style-name="Standard">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Standard"/>
      <text:p text:style-name="Standard">Zstrings </text:p>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text:soft-page-break/><text:span text:style-name="T13">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text:span><text:span text:style-name="T14">Zs</text:span><text:span text:style-name="T13">trings will be discussed in more detail in the chapter on </text:span><text:span text:style-name="T14">using the </text:span><text:span text:style-name="T15">C runtime Library. </text:span><text:span text:style-name="T3"><text:s/></text:span></text:p>
      <text:p text:style-name="Standard">Wstrings </text:p>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7">are beyond the scope of this guide. More information and examples can be found on the FreeBasic website.</text:span></text:p>
      <text:p text:style-name="Standard"/>
      <text:p text:style-name="Standard"/>
      <text:p text:style-name="Standard">A look ahea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Arial"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auto-update="true" style:class="html">
      <style:paragraph-properties fo:margin-left="0in" fo:margin-right="0in" fo:margin-top="0in" fo:margin-bottom="0in" style:contextual-spacing="false" fo:text-align="start" style:justify-single-word="false" fo:text-indent="0in" style:auto-text-indent="tru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draw:fill-image-width="0in" draw:fill-image-height="0in"/>
    </style:style>
  </office:automatic-styles>
  <office:master-styles>
    <style:master-page style:name="Standard" style:page-layout-name="Mpm1" draw:style-name="Mdp1">
      <style:header>
        <text:p text:style-name="Header"/>
      </style:header>
      <style:footer>
        <text:p text:style-name="List"><text:page-number text:select-page="current">2</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hapter 9 String Data Types </dc:title>
    <dc:date>2020-08-21T00:23:52.567000000</dc:date>
    <meta:editing-duration>PT9H8M57S</meta:editing-duration>
    <meta:editing-cycles>28</meta:editing-cycles>
    <meta:generator>LibreOffice/7.0.0.3$Windows_X86_64 LibreOffice_project/8061b3e9204bef6b321a21033174034a5e2ea88e</meta:generator>
    <meta:print-date>2019-04-18T20:32:07.123538586</meta:print-date>
    <meta:document-statistic meta:table-count="2" meta:image-count="0" meta:object-count="0" meta:page-count="5" meta:paragraph-count="77" meta:word-count="1640" meta:character-count="9725" meta:non-whitespace-character-count="8080"/>
    <meta:template xlink:type="simple" xlink:actuate="onRequest" xlink:title="" xlink:href="../fbeginnerm.odm" meta:date="2020-01-21T22:06:49.613000000"/>
  </office:meta>
</office:document-meta>
</file>